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a8f" officeooo:paragraph-rsid="001a7a8f"/>
    </style:style>
    <style:style style:name="P2" style:family="paragraph" style:parent-style-name="Standard">
      <style:text-properties officeooo:rsid="0013b919" officeooo:paragraph-rsid="0013b919"/>
    </style:style>
    <style:style style:name="P3" style:family="paragraph" style:parent-style-name="Standard" style:list-style-name="L1">
      <style:text-properties officeooo:rsid="0013b919" officeooo:paragraph-rsid="0013b919"/>
    </style:style>
    <style:style style:name="P4" style:family="paragraph" style:parent-style-name="Standard" style:list-style-name="L1">
      <style:text-properties officeooo:rsid="00143793" officeooo:paragraph-rsid="00143793"/>
    </style:style>
    <style:style style:name="P5" style:family="paragraph" style:parent-style-name="Standard" style:list-style-name="L1">
      <style:text-properties officeooo:rsid="00160a42" officeooo:paragraph-rsid="00160a42"/>
    </style:style>
    <style:style style:name="P6" style:family="paragraph" style:parent-style-name="Standard">
      <style:text-properties officeooo:rsid="001a7a8f" officeooo:paragraph-rsid="001a7a8f"/>
    </style:style>
    <style:style style:name="P7" style:family="paragraph" style:parent-style-name="Standard">
      <style:text-properties officeooo:rsid="001bc086" officeooo:paragraph-rsid="001bc0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base:</text:p>
      <text:list xml:id="list2583802057" text:style-name="L1">
        <text:list-item>
          <text:p text:style-name="P3">Shop name</text:p>
        </text:list-item>
        <text:list-item>
          <text:p text:style-name="P3">Date, time</text:p>
        </text:list-item>
        <text:list-item>
          <text:p text:style-name="P3">Receipt number / id</text:p>
        </text:list-item>
        <text:list-item>
          <text:p text:style-name="P4">till / cash desk / cashier desk number</text:p>
        </text:list-item>
        <text:list-item>
          <text:p text:style-name="P4">List of items: </text:p>
          <text:list>
            <text:list-item>
              <text:p text:style-name="P4">Description</text:p>
            </text:list-item>
            <text:list-item>
              <text:p text:style-name="P4">Price</text:p>
            </text:list-item>
            <text:list-item>
              <text:p text:style-name="P4">Amount</text:p>
            </text:list-item>
            <text:list-item>
              <text:p text:style-name="P4">Total </text:p>
            </text:list-item>
          </text:list>
        </text:list-item>
        <text:list-item>
          <text:p text:style-name="P5">Total (of all items)</text:p>
        </text:list-item>
        <text:list-item>
          <text:p text:style-name="P5">Cash / Credit card</text:p>
        </text:list-item>
        <text:list-item>
          <text:p text:style-name="P5">Coin (US, Shekel..)</text:p>
        </text:list-item>
      </text:list>
      <text:p text:style-name="P1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8:14:57.960658484</meta:creation-date>
    <dc:date>2019-08-07T11:06:43.513005164</dc:date>
    <meta:editing-duration>PT20M24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1" meta:paragraph-count="13" meta:word-count="47" meta:character-count="197" meta:non-whitespace-character-count="173"/>
  </office:meta>
</office:document-meta>
</file>